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5fc" officeooo:paragraph-rsid="000555fc"/>
    </style:style>
    <style:style style:name="P2" style:family="paragraph" style:parent-style-name="Standard">
      <style:text-properties officeooo:rsid="000555fc" officeooo:paragraph-rsid="0009ddc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a759d" officeooo:paragraph-rsid="000a759d"/>
    </style:style>
    <style:style style:name="P5" style:family="paragraph" style:parent-style-name="Table_20_Contents">
      <style:paragraph-properties fo:text-align="center" style:justify-single-word="false"/>
      <style:text-properties officeooo:rsid="000b993a" officeooo:paragraph-rsid="000b993a"/>
    </style:style>
    <style:style style:name="P6" style:family="paragraph" style:parent-style-name="Table_20_Contents">
      <style:paragraph-properties fo:text-align="center" style:justify-single-word="false"/>
      <style:text-properties officeooo:rsid="000c02ac" officeooo:paragraph-rsid="000c02ac"/>
    </style:style>
    <style:style style:name="P7" style:family="paragraph" style:parent-style-name="Table_20_Contents">
      <style:paragraph-properties fo:text-align="center" style:justify-single-word="false"/>
      <style:text-properties officeooo:rsid="000c6bf8" officeooo:paragraph-rsid="000c6bf8"/>
    </style:style>
    <style:style style:name="P8" style:family="paragraph" style:parent-style-name="Table_20_Contents">
      <style:paragraph-properties fo:text-align="center" style:justify-single-word="false"/>
      <style:text-properties officeooo:rsid="000d42dd" officeooo:paragraph-rsid="000d42d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b993a" officeooo:paragraph-rsid="000b993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6bf8" officeooo:paragraph-rsid="000c6bf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d42dd" officeooo:paragraph-rsid="000d42d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d797b" officeooo:paragraph-rsid="000d797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f6a81" officeooo:paragraph-rsid="000f6a81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01a31" officeooo:paragraph-rsid="00201a3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b48b3" officeooo:paragraph-rsid="002b48b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0d797b" officeooo:paragraph-rsid="000d797b"/>
    </style:style>
    <style:style style:name="P18" style:family="paragraph" style:parent-style-name="Table_20_Contents">
      <style:paragraph-properties fo:text-align="center" style:justify-single-word="false"/>
      <style:text-properties officeooo:rsid="000f6a81" officeooo:paragraph-rsid="000f6a81"/>
    </style:style>
    <style:style style:name="P19" style:family="paragraph" style:parent-style-name="Table_20_Contents">
      <style:paragraph-properties fo:text-align="center" style:justify-single-word="false"/>
      <style:text-properties officeooo:rsid="0010b6d0" officeooo:paragraph-rsid="0010b6d0"/>
    </style:style>
    <style:style style:name="P20" style:family="paragraph" style:parent-style-name="Table_20_Contents">
      <style:paragraph-properties fo:text-align="center" style:justify-single-word="false"/>
      <style:text-properties officeooo:rsid="00127d03" officeooo:paragraph-rsid="00127d03"/>
    </style:style>
    <style:style style:name="P21" style:family="paragraph" style:parent-style-name="Table_20_Contents">
      <style:paragraph-properties fo:text-align="center" style:justify-single-word="false"/>
      <style:text-properties officeooo:rsid="0014641b" officeooo:paragraph-rsid="0014641b"/>
    </style:style>
    <style:style style:name="P22" style:family="paragraph" style:parent-style-name="Table_20_Contents">
      <style:paragraph-properties fo:text-align="center" style:justify-single-word="false"/>
      <style:text-properties officeooo:rsid="0019134b" officeooo:paragraph-rsid="0019134b"/>
    </style:style>
    <style:style style:name="P23" style:family="paragraph" style:parent-style-name="Table_20_Contents">
      <style:paragraph-properties fo:text-align="center" style:justify-single-word="false"/>
      <style:text-properties officeooo:rsid="001afcae" officeooo:paragraph-rsid="001afcae"/>
    </style:style>
    <style:style style:name="P24" style:family="paragraph" style:parent-style-name="Table_20_Contents">
      <style:paragraph-properties fo:text-align="center" style:justify-single-word="false"/>
      <style:text-properties officeooo:rsid="001bc8cb" officeooo:paragraph-rsid="001bc8cb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201a31" officeooo:paragraph-rsid="00201a31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2c05ad" officeooo:paragraph-rsid="002c05ad"/>
    </style:style>
    <style:style style:name="P27" style:family="paragraph" style:parent-style-name="Table_20_Contents">
      <style:paragraph-properties fo:text-align="center" style:justify-single-word="false"/>
      <style:text-properties officeooo:rsid="0034dbe1" officeooo:paragraph-rsid="0034dbe1"/>
    </style:style>
    <style:style style:name="P28" style:family="paragraph" style:parent-style-name="Standard" style:list-style-name="L1">
      <style:text-properties officeooo:rsid="000555fc" officeooo:paragraph-rsid="000555fc"/>
    </style:style>
    <style:style style:name="P29" style:family="paragraph" style:parent-style-name="Standard" style:list-style-name="L1">
      <style:text-properties officeooo:rsid="000555fc" officeooo:paragraph-rsid="00064274"/>
    </style:style>
    <style:style style:name="P30" style:family="paragraph" style:parent-style-name="Standard" style:list-style-name="L1">
      <style:text-properties officeooo:rsid="000555fc" officeooo:paragraph-rsid="0007d78d"/>
    </style:style>
    <style:style style:name="P31" style:family="paragraph" style:parent-style-name="Standard" style:list-style-name="L1">
      <style:text-properties officeooo:rsid="000555fc" officeooo:paragraph-rsid="000863f9"/>
    </style:style>
    <style:style style:name="P32" style:family="paragraph" style:parent-style-name="Standard" style:list-style-name="L1">
      <style:text-properties officeooo:rsid="000555fc" officeooo:paragraph-rsid="0009a8d4"/>
    </style:style>
    <style:style style:name="P33" style:family="paragraph" style:parent-style-name="Standard" style:list-style-name="L1">
      <style:text-properties officeooo:rsid="000555fc" officeooo:paragraph-rsid="0009ddc4"/>
    </style:style>
    <style:style style:name="P34" style:family="paragraph" style:parent-style-name="Standard" style:list-style-name="L1">
      <style:text-properties officeooo:rsid="000555fc" officeooo:paragraph-rsid="00324d35"/>
    </style:style>
    <style:style style:name="P35" style:family="paragraph" style:parent-style-name="Standard" style:list-style-name="L1">
      <style:text-properties officeooo:rsid="000555fc" officeooo:paragraph-rsid="0030d4b9"/>
    </style:style>
    <style:style style:name="P36" style:family="paragraph" style:parent-style-name="Standard" style:list-style-name="L1">
      <style:text-properties officeooo:rsid="000555fc" officeooo:paragraph-rsid="0030665c"/>
    </style:style>
    <style:style style:name="T1" style:family="text">
      <style:text-properties officeooo:rsid="002042e2"/>
    </style:style>
    <style:style style:name="T2" style:family="text">
      <style:text-properties officeooo:rsid="00204ff4"/>
    </style:style>
    <style:style style:name="T3" style:family="text">
      <style:text-properties officeooo:rsid="002a2536"/>
    </style:style>
    <style:style style:name="T4" style:family="text">
      <style:text-properties officeooo:rsid="00378d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3367286598419959" text:style-name="L1">
        <text:list-item>
          <text:p text:style-name="P28"><text:bookmark-start text:name="__DdeLink__504_1045073795"/><text:bookmark-start text:name="__DdeLink__502_1045073795"/><text:bookmark-start text:name="__DdeLink__499_173270449"/>&lt;signal-program&gt; --&gt; &lt;program&gt; </text:p>
        </text:list-item>
        <text:list-item>
          <text:p text:style-name="P28">&lt;program&gt; --&gt; PROGRAM &lt;procedure-identifier&gt; ;</text:p>
          <text:p text:style-name="P28"><text:tab/><text:tab/><text:tab/>&lt;block&gt;. </text:p>
        </text:list-item>
        <text:list-item>
          <text:p text:style-name="P29">&lt;block&gt; --&gt; &lt;declarations&gt; BEGIN &lt;statements- list&gt; END <text:s/></text:p>
        </text:list-item>
        <text:list-item>
          <text:p text:style-name="P30">&lt;declarations&gt; --&gt; &lt;math-function-declaration&gt; </text:p>
        </text:list-item>
        <text:list-item>
          <text:p text:style-name="P30">&lt;math-function-declaration&gt; --&gt; DEFFUNC &lt;function-list&gt; | </text:p>
          <text:p text:style-name="P30"><text:tab/><text:tab/><text:tab/>&lt;empty&gt; </text:p>
        </text:list-item>
        <text:list-item>
          <text:p text:style-name="P31">&lt;function-list&gt; --&gt; &lt;function&gt; &lt;function-list&gt; | </text:p>
          <text:p text:style-name="P31"><text:tab/><text:tab/><text:tab/>&lt;empty&gt; </text:p>
        </text:list-item>
        <text:list-item>
          <text:p text:style-name="P32">&lt;function&gt; --&gt; &lt;function-identifier&gt; = <text:span text:style-name="T3">SIN</text:span>&lt;function-characteristic&gt; ; </text:p>
        </text:list-item>
        <text:list-item>
          <text:p text:style-name="P32">&lt;function-characteristic&gt; --&gt; \ &lt;unsigned-integer&gt; , &lt;unsigned-integer&gt; </text:p>
        </text:list-item>
        <text:list-item>
          <text:p text:style-name="P33">&lt;procedure-identifier&gt; --&gt; &lt;identifier&gt; </text:p>
        </text:list-item>
        <text:list-item>
          <text:p text:style-name="P33">&lt;function-identifier&gt; --&gt; &lt;identifier&gt;<text:bookmark-end text:name="__DdeLink__504_1045073795"/></text:p>
        </text:list-item>
        <text:list-item>
          <text:p text:style-name="P34">&lt;unsigned-integer&gt; --&gt; &lt;digit&gt;&lt;digits-string&gt; </text:p>
        </text:list-item>
        <text:list-item>
          <text:p text:style-name="P35">&lt;identifier&gt; --&gt; &lt;letter&gt;&lt;string&gt;<text:bookmark-end text:name="__DdeLink__502_1045073795"/></text:p>
          <text:p text:style-name="P35"><text:s/></text:p>
        </text:list-item>
        <text:list-item>
          <text:p text:style-name="P33">&lt;string&gt; --&gt; &lt;letter&gt;&lt;string&gt; | </text:p>
          <text:p text:style-name="P33"><text:tab/><text:tab/><text:tab/>&lt;digit&gt;&lt;string&gt; | </text:p>
          <text:p text:style-name="P33"><text:tab/><text:tab/><text:tab/>&lt;empty&gt; </text:p>
        </text:list-item>
        <text:list-item>
          <text:p text:style-name="P33">&lt;digits-string&gt; --&gt; &lt;digit&gt;&lt;digits-string&gt; | </text:p>
          <text:p text:style-name="P36"><text:tab/><text:tab/><text:tab/>&lt;empty&gt;</text:p>
        </text:list-item>
        <text:list-item>
          <text:p text:style-name="P36"><text:s/>&lt;statements-list&gt; --&gt; &lt;empty&gt; </text:p>
        </text:list-item>
        <text:list-item>
          <text:p text:style-name="P33">&lt;digit&gt; --&gt; 0 | 1 | 2 | 3 | 4 | 5 | 6 | 7 | 8 | 9 </text:p>
        </text:list-item>
        <text:list-item>
          <text:p text:style-name="P33">&lt;letter&gt; --&gt; A | B | C | D | ... | Z<text:bookmark-end text:name="__DdeLink__499_173270449"/></text:p>
          <text:p text:style-name="P3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Адреса операції</text:p>
          </table:table-cell>
          <table:table-cell table:style-name="Table1.A1" office:value-type="string">
            <text:p text:style-name="P4">Код операції</text:p>
          </table:table-cell>
          <table:table-cell table:style-name="Table1.A1" office:value-type="string">
            <text:p text:style-name="P4">A<text:span text:style-name="T1">T</text:span></text:p>
          </table:table-cell>
          <table:table-cell table:style-name="Table1.D1" office:value-type="string">
            <text:p text:style-name="P4">AF</text:p>
          </table:table-cell>
        </table:table-row>
        <table:table-row>
          <table:table-cell table:style-name="Table1.A2" office:value-type="string">
            <text:p text:style-name="P5">SP</text:p>
          </table:table-cell>
          <table:table-cell table:style-name="Table1.A2" office:value-type="string">
            <text:p text:style-name="P5">[P]</text:p>
          </table:table-cell>
          <table:table-cell table:style-name="Table1.A2" office:value-type="string">
            <text:p text:style-name="P5">T</text:p>
          </table:table-cell>
          <table:table-cell table:style-name="Table1.D2" office:value-type="string">
            <text:p text:style-name="P5">F</text:p>
          </table:table-cell>
        </table:table-row>
        <table:table-row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9">PROGRA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[PI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;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[BL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.</text:p>
          </table:table-cell>
          <table:table-cell table:style-name="Table1.A2" office:value-type="string">
            <text:p text:style-name="P6">T</text:p>
          </table:table-cell>
          <table:table-cell table:style-name="Table1.D2" office:value-type="string">
            <text:p text:style-name="P6">F</text:p>
          </table:table-cell>
        </table:table-row>
        <table:table-row>
          <table:table-cell table:style-name="Table1.A2" office:value-type="string">
            <text:p text:style-name="P7">BL</text:p>
          </table:table-cell>
          <table:table-cell table:style-name="Table1.A2" office:value-type="string">
            <text:p text:style-name="P7">[DL]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7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BEGI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7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END</text:p>
          </table:table-cell>
          <table:table-cell table:style-name="Table1.A2" office:value-type="string">
            <text:p text:style-name="P7">T</text:p>
          </table:table-cell>
          <table:table-cell table:style-name="Table1.D2" office:value-type="string">
            <text:p text:style-name="P7">F</text:p>
          </table:table-cell>
        </table:table-row>
        <table:table-row>
          <table:table-cell table:style-name="Table1.A2" office:value-type="string">
            <text:p text:style-name="P8">DL</text:p>
          </table:table-cell>
          <table:table-cell table:style-name="Table1.A2" office:value-type="string">
            <text:p text:style-name="P8">[MFDL]</text:p>
          </table:table-cell>
          <table:table-cell table:style-name="Table1.A2" office:value-type="string">
            <text:p text:style-name="P8">T</text:p>
          </table:table-cell>
          <table:table-cell table:style-name="Table1.D2" office:value-type="string">
            <text:p text:style-name="P8">F</text:p>
          </table:table-cell>
        </table:table-row>
        <table:table-row>
          <table:table-cell table:style-name="Table1.A2" office:value-type="string">
            <text:p text:style-name="P8">MFDL</text:p>
          </table:table-cell>
          <table:table-cell table:style-name="Table1.A2" office:value-type="string">
            <text:p text:style-name="P11">DEFFUNC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7">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[FL]</text:p>
          </table:table-cell>
          <table:table-cell table:style-name="Table1.A2" office:value-type="string">
            <text:p text:style-name="P8">T</text:p>
          </table:table-cell>
          <table:table-cell table:style-name="Table1.D2" office:value-type="string">
            <text:p text:style-name="P8">F</text:p>
          </table:table-cell>
        </table:table-row>
        <table:table-row>
          <table:table-cell table:style-name="Table1.A2" office:value-type="string">
            <text:p text:style-name="P17">FL</text:p>
          </table:table-cell>
          <table:table-cell table:style-name="Table1.A2" office:value-type="string">
            <text:p text:style-name="P17">[F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7">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>[FL]</text:p>
          </table:table-cell>
          <table:table-cell table:style-name="Table1.A2" office:value-type="string">
            <text:p text:style-name="P17">T</text:p>
          </table:table-cell>
          <table:table-cell table:style-name="Table1.D2" office:value-type="string">
            <text:p text:style-name="P17">F</text:p>
          </table:table-cell>
        </table:table-row>
        <table:table-row>
          <table:table-cell table:style-name="Table1.A2" office:value-type="string">
            <text:p text:style-name="P17">F</text:p>
          </table:table-cell>
          <table:table-cell table:style-name="Table1.A2" office:value-type="string">
            <text:p text:style-name="P17">[FI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=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F<text:span text:style-name="T4">+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SI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F<text:span text:style-name="T4">+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>[FC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F<text:span text:style-name="T4">+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;</text:p>
          </table:table-cell>
          <table:table-cell table:style-name="Table1.A2" office:value-type="string">
            <text:p text:style-name="P17">T</text:p>
          </table:table-cell>
          <table:table-cell table:style-name="Table1.D2" office:value-type="string">
            <text:p text:style-name="P17">F<text:span text:style-name="T4">+</text:span></text:p>
          </table:table-cell>
        </table:table-row>
        <table:table-row>
          <table:table-cell table:style-name="Table1.A2" office:value-type="string">
            <text:p text:style-name="P18">FC</text:p>
          </table:table-cell>
          <table:table-cell table:style-name="Table1.A2" office:value-type="string">
            <text:p text:style-name="P14">\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[UI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,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[UI]</text:p>
          </table:table-cell>
          <table:table-cell table:style-name="Table1.A2" office:value-type="string">
            <text:p text:style-name="P18">T</text:p>
          </table:table-cell>
          <table:table-cell table:style-name="Table1.D2" office:value-type="string">
            <text:p text:style-name="P18">F</text:p>
          </table:table-cell>
        </table:table-row>
        <table:table-row>
          <table:table-cell table:style-name="Table1.A2" office:value-type="string">
            <text:p text:style-name="P19">PI</text:p>
          </table:table-cell>
          <table:table-cell table:style-name="Table1.A2" office:value-type="string">
            <text:p text:style-name="P19">[I]</text:p>
          </table:table-cell>
          <table:table-cell table:style-name="Table1.A2" office:value-type="string">
            <text:p text:style-name="P19">T</text:p>
          </table:table-cell>
          <table:table-cell table:style-name="Table1.D2" office:value-type="string">
            <text:p text:style-name="P19">F</text:p>
          </table:table-cell>
        </table:table-row>
        <table:table-row>
          <table:table-cell table:style-name="Table1.A2" office:value-type="string">
            <text:p text:style-name="P20">FI</text:p>
          </table:table-cell>
          <table:table-cell table:style-name="Table1.A2" office:value-type="string">
            <text:p text:style-name="P20">[I]</text:p>
          </table:table-cell>
          <table:table-cell table:style-name="Table1.A2" office:value-type="string">
            <text:p text:style-name="P20">T</text:p>
          </table:table-cell>
          <table:table-cell table:style-name="Table1.D2" office:value-type="string">
            <text:p text:style-name="P20">F</text:p>
          </table:table-cell>
        </table:table-row>
        <table:table-row>
          <table:table-cell table:style-name="Table1.A2" office:value-type="string">
            <text:p text:style-name="P21">I</text:p>
          </table:table-cell>
          <table:table-cell table:style-name="Table1.A2" office:value-type="string">
            <text:p text:style-name="P26">1000</text:p>
          </table:table-cell>
          <table:table-cell table:style-name="Table1.A2" office:value-type="string">
            <text:p text:style-name="P26">T</text:p>
          </table:table-cell>
          <table:table-cell table:style-name="Table1.D2" office:value-type="string">
            <text:p text:style-name="P21">F</text:p>
          </table:table-cell>
        </table:table-row>
        <table:table-row>
          <table:table-cell table:style-name="Table1.A2" office:value-type="string">
            <text:p text:style-name="P22">UI</text:p>
          </table:table-cell>
          <table:table-cell table:style-name="Table1.A2" office:value-type="string">
            <text:p text:style-name="P26">500</text:p>
          </table:table-cell>
          <table:table-cell table:style-name="Table1.A2" office:value-type="string">
            <text:p text:style-name="P26">T</text:p>
          </table:table-cell>
          <table:table-cell table:style-name="Table1.D2" office:value-type="string">
            <text:p text:style-name="P22">F</text:p>
          </table:table-cell>
        </table:table-row>
        <table:table-row>
          <table:table-cell table:style-name="Table1.A2" office:value-type="string">
            <text:p text:style-name="P15">S<text:span text:style-name="T2">TART</text:span></text:p>
          </table:table-cell>
          <table:table-cell table:style-name="Table1.A2" office:value-type="string">
            <text:p text:style-name="P25">[SP]</text:p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15">Error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#</text:p>
          </table:table-cell>
          <table:table-cell table:style-name="Table1.A2" office:value-type="string">
            <text:p text:style-name="P15">OK</text:p>
          </table:table-cell>
          <table:table-cell table:style-name="Table1.D2" office:value-type="string">
            <text:p text:style-name="P15">Error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9:08:08.320875066</meta:creation-date>
    <meta:generator>LibreOffice/4.2.8.2$Linux_x86 LibreOffice_project/420m0$Build-2</meta:generator>
    <dc:date>2017-05-07T13:38:57.113197105</dc:date>
    <meta:editing-duration>PT17H5M46S</meta:editing-duration>
    <meta:editing-cycles>47</meta:editing-cycles>
    <meta:document-statistic meta:table-count="1" meta:image-count="0" meta:object-count="0" meta:page-count="2" meta:paragraph-count="112" meta:word-count="228" meta:character-count="1111" meta:non-whitespace-character-count="989"/>
  </office:meta>
</office:document-meta>
</file>